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0680000108B0521E2F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8pt" fo:language="es" fo:country="GT" style:font-size-asian="8pt" style:font-size-complex="8pt"/>
    </style:style>
    <style:style style:name="P2" style:family="paragraph" style:parent-style-name="Standard">
      <style:text-properties fo:language="es" fo:country="GT"/>
    </style:style>
    <style:style style:name="P3" style:family="paragraph" style:parent-style-name="Standard">
      <style:paragraph-properties fo:text-align="justify" style:justify-single-word="false"/>
      <style:text-properties fo:language="es" fo:country="GT"/>
    </style:style>
    <style:style style:name="P4" style:family="paragraph" style:parent-style-name="List_20_Paragraph">
      <style:paragraph-properties fo:margin-left="0cm" fo:margin-right="0cm" fo:text-indent="0cm" style:auto-text-indent="false"/>
      <style:text-properties fo:language="es" fo:country="GT"/>
    </style:style>
    <style:style style:name="P5" style:family="paragraph" style:parent-style-name="Standard" style:master-page-name="Standard">
      <style:paragraph-properties fo:text-align="center" style:justify-single-word="false" style:page-number="auto"/>
      <style:text-properties fo:font-size="24pt" fo:language="es" fo:country="GT" style:text-underline-style="solid" style:text-underline-width="auto" style:text-underline-color="font-color" fo:font-weight="bold" style:font-size-asian="24pt" style:font-weight-asian="bold"/>
    </style:style>
    <style:style style:name="P6" style:family="paragraph" style:parent-style-name="Heading_20_1">
      <style:text-properties fo:language="es" fo:country="GT"/>
    </style:style>
    <style:style style:name="P7" style:family="paragraph" style:parent-style-name="List_20_Paragraph" style:list-style-name="WWNum2">
      <style:text-properties fo:language="es" fo:country="GT"/>
    </style:style>
    <style:style style:name="P8" style:family="paragraph" style:parent-style-name="List_20_Paragraph" style:list-style-name="WWNum3">
      <style:text-properties fo:language="es" fo:country="GT"/>
    </style:style>
    <style:style style:name="P9" style:family="paragraph">
      <style:paragraph-properties fo:text-align="center"/>
      <style:text-properties fo:font-size="18pt"/>
    </style:style>
    <style:style style:name="T1" style:family="text">
      <style:text-properties fo:language="es" fo:country="G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9" svg:width="2.486cm" svg:height="1.798cm" svg:x="0cm" svg:y="0cm">
        <draw:image xlink:href="Pictures/20000007000010680000108B0521E2FC.wmf" xlink:type="simple" xlink:show="embed" xlink:actuate="onLoad">
          <text:p/>
        </draw:image>
      </draw:frame>
      <text:p text:style-name="P5">Quetzalexpress</text:p>
      <text:list xml:id="list6970987458778551387" text:style-name="Outline">
        <text:list-item>
          <text:h text:style-name="P6" text:outline-level="1">Descripción</text:h>
        </text:list-item>
      </text:list>
      <text:p text:style-name="P3">Quetzalexpress es un proyecto desarrollado por softwarefacil para automatizacion de proceso de envio de paquetes de diferentes diferentes categorias, la aplicacion Quetzalexpress se encuentra orientada como aplicacion web buscando facilitar de esta forma la solicitud y consulta de envios de paquetes a niverl nacional e internacional, la aplicacion web contara con una interfaz amigable garantizando facilidad al momento de solicitar envio o consultar estatus de un paquete.</text:p>
      <text:list xml:id="list21292456" text:continue-numbering="true" text:style-name="Outline">
        <text:list-item>
          <text:h text:style-name="P6" text:outline-level="1">Gerente del Proyecto</text:h>
        </text:list-item>
      </text:list>
      <text:p text:style-name="P2">Quetzalexpress se encontrara a cargo del ingeniero Pedro Hernandez quien adminstrara el proyecto al igual que brindara asesoria a los diferentes departamentos de Softwarefacil <text:s/>en las diferentes fases de diseño y construccion. </text:p>
      <text:list xml:id="list21294429" text:continue-numbering="true" text:style-name="Outline">
        <text:list-item>
          <text:h text:style-name="P6" text:outline-level="1">Objetivos del Proyecto</text:h>
        </text:list-item>
      </text:list>
      <text:list xml:id="list3648107972646117981" text:style-name="WWNum2">
        <text:list-item>
          <text:p text:style-name="P7">Automatizacion proceso de envio de paqueteria.</text:p>
        </text:list-item>
        <text:list-item>
          <text:p text:style-name="P7">Aumento envios al ofrecer acceso web para consulta y solicitudes de envios.</text:p>
        </text:list-item>
        <text:list-item>
          <text:p text:style-name="P7">Software intuitivo y facil de utilizar.</text:p>
        </text:list-item>
        <text:list-item>
          <text:p text:style-name="P7">Manejo del <text:s/>stock de paquetes.</text:p>
        </text:list-item>
        <text:list-item>
          <text:p text:style-name="P7">Manejo base datos de clientes y empleados.</text:p>
        </text:list-item>
        <text:list-item>
          <text:p text:style-name="P7">Reduccion de costos operacion</text:p>
        </text:list-item>
        <text:list-item>
          <text:p text:style-name="P7">Automatizacion de Facturacion.</text:p>
        </text:list-item>
        <text:list-item>
          <text:p text:style-name="P7">Control de solicitudes de envio.</text:p>
        </text:list-item>
        <text:list-item>
          <text:p text:style-name="P7">Control de acceso a traves de roles administrador -cliente, usuario.</text:p>
        </text:list-item>
      </text:list>
      <text:list xml:id="list21312035" text:continue-list="list21294429" text:style-name="Outline">
        <text:list-item>
          <text:h text:style-name="P6" text:outline-level="1">Caso del Negocio</text:h>
        </text:list-item>
      </text:list>
      <text:p text:style-name="Standard"><text:span text:style-name="T1">Quetzalexpress se dedica al <text:s/>envio de distintos productos de diferentes categorias entre ellos tecnologia, electrodomesticos, <text:s/>cosmeticos, etc. Ultimamente la empresa a tenido inconvenientes con el manejo de la base de datos de clientes, lentitud en el proceso de envios y consulta ya que el sistema actual posee varios inconvenientes, no actualiza stock de paquetes <text:s/>de manera correcta causando insatisfaccion con clientes por no contar con certeza de ubicacion de paquete y causando retrasos en las entregas, Quetzal </text:span><text:soft-page-break/><text:span text:style-name="T1">express solicita aplicacion solucione estos inconvenientes, permitiendo de esta manera obtener mejores dividendos con la mejora del servicio fidelizando a los clientes con la empresa.</text:span></text:p>
      <text:list xml:id="list21297105" text:continue-numbering="true" text:style-name="Outline">
        <text:list-item>
          <text:h text:style-name="P6" text:outline-level="1">Entregables</text:h>
        </text:list-item>
      </text:list>
      <text:list xml:id="list7496939609155310926" text:style-name="WWNum3">
        <text:list-item>
          <text:p text:style-name="P8">Aplicacion diseñada en asp.net.</text:p>
        </text:list-item>
        <text:list-item>
          <text:p text:style-name="P8">Aplicacion de escritorio construida en lenguaje c#.</text:p>
        </text:list-item>
        <text:list-item>
          <text:p text:style-name="P8">Esquema base de datos.</text:p>
        </text:list-item>
        <text:list-item>
          <text:p text:style-name="P8">Manuales de usuario</text:p>
        </text:list-item>
        <text:list-item>
          <text:p text:style-name="P8">Manual tecnico</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es" fo:country="GT" style:font-size-asian="8pt" style:font-size-complex="8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Universidad de San Carlos de Guatemala<text:line-break/>Facultad de Ingeniería<text:line-break/>Introducción a la Programación y Computación 2<draw:frame draw:style-name="Mfr1" draw:name="1" text:anchor-type="char" svg:x="13.705cm" svg:y="-0.609cm" svg:width="2.485cm" svg:height="1.797cm" draw:z-index="2"><draw:image xlink:href="Pictures/20000007000010680000108B0521E2FC.wm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in Rodríguez</meta:initial-creator>
    <dc:creator>carlos  carrera</dc:creator>
    <meta:editing-cycles>7</meta:editing-cycles>
    <meta:creation-date>2011-09-22T03:58:00</meta:creation-date>
    <dc:date>2015-06-09T01:13:27.94</dc:date>
    <meta:editing-duration>PT1H22M50S</meta:editing-duration>
    <meta:generator>OpenOffice/4.1.1$Win32 OpenOffice.org_project/411m6$Build-9775</meta:generator>
    <meta:document-statistic meta:table-count="0" meta:image-count="1" meta:object-count="0" meta:page-count="2" meta:paragraph-count="24" meta:word-count="326" meta:character-count="21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